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fo:min-height="0.348cm" fo:min-width="1.14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8.80000019073486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.80000019073486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ctor" draw:style-name="gr1" draw:text-style-name="P2" draw:layer="layout" svg:width="1.628cm" svg:height="2.989cm" svg:x="1.983cm" svg:y="10.837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Researcher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circle draw:style-name="gr2" draw:text-style-name="P3" draw:layer="layout" svg:width="2.54cm" svg:height="2.54cm" svg:x="14.335cm" svg:y="9.89cm">
          <text:p text:style-name="P3"><text:span text:style-name="T2">Drug </text:span><text:span text:style-name="T2"><text:line-break/></text:span><text:span text:style-name="T2">delivery </text:span><text:span text:style-name="T2"><text:line-break/></text:span><text:span text:style-name="T2">method</text:span></text:p>
        </draw:circle>
        <draw:ellipse draw:style-name="gr2" draw:text-style-name="P3" draw:layer="layout" svg:width="2.54cm" svg:height="2.06cm" svg:x="14.335cm" svg:y="13.345cm">
          <text:p text:style-name="P3"><text:span text:style-name="T2">Drug </text:span><text:span text:style-name="T2"><text:line-break/></text:span><text:span text:style-name="T2">role</text:span></text:p>
        </draw:ellipse>
        <draw:ellipse draw:style-name="gr2" draw:text-style-name="P3" draw:layer="layout" svg:width="2.54cm" svg:height="1.905cm" svg:x="17.51cm" svg:y="15.33cm">
          <text:p text:style-name="P3"><text:span text:style-name="T2">Patient's </text:span><text:span text:style-name="T2"><text:line-break/></text:span><text:span text:style-name="T2">sex</text:span></text:p>
        </draw:ellipse>
        <draw:ellipse draw:style-name="gr2" draw:text-style-name="P3" draw:layer="layout" svg:width="2.539cm" svg:height="1.905cm" svg:x="17.511cm" svg:y="11.99cm">
          <text:p text:style-name="P3"><text:span text:style-name="T2">Patient's </text:span><text:span text:style-name="T2"><text:line-break/></text:span><text:span text:style-name="T2">age</text:span></text:p>
        </draw:ellipse>
        <draw:line draw:style-name="gr3" draw:text-style-name="P4" draw:layer="layout" svg:x1="13.4cm" svg:y1="8.62cm" svg:x2="14.67cm" svg:y2="8.62cm">
          <text:p/>
        </draw:line>
        <draw:line draw:style-name="gr3" draw:text-style-name="P4" draw:layer="layout" svg:x1="13.4cm" svg:y1="9.455cm" svg:x2="17.847cm" svg:y2="9.456cm">
          <text:p/>
        </draw:line>
        <draw:ellipse draw:style-name="gr2" draw:text-style-name="P3" draw:layer="layout" svg:width="2.54cm" svg:height="2.06cm" svg:x="17.51cm" svg:y="8.35cm">
          <text:p text:style-name="P3"><text:span text:style-name="T2">Patient's </text:span><text:span text:style-name="T2"><text:line-break/></text:span><text:span text:style-name="T2">weight</text:span></text:p>
        </draw:ellipse>
        <draw:ellipse draw:style-name="gr2" draw:text-style-name="P5" draw:layer="layout" svg:width="2.54cm" svg:height="1.905cm" svg:x="14.335cm" svg:y="7.35cm">
          <text:p text:style-name="P4"><text:span text:style-name="T2">Reaction </text:span><text:span text:style-name="T2"><text:line-break/></text:span><text:span text:style-name="T2">type</text:span></text:p>
        </draw:ellipse>
        <draw:line draw:style-name="gr3" draw:text-style-name="P4" draw:layer="layout" svg:x1="13.4cm" svg:y1="11.16cm" svg:x2="14.335cm" svg:y2="11.16cm">
          <text:p/>
        </draw:line>
        <draw:line draw:style-name="gr3" draw:text-style-name="P4" draw:layer="layout" svg:x1="13.423cm" svg:y1="8.601cm" svg:x2="13.423cm" svg:y2="16.243cm">
          <text:p/>
        </draw:line>
        <draw:line draw:style-name="gr3" draw:text-style-name="P4" draw:layer="layout" svg:x1="13.4cm" svg:y1="13.012cm" svg:x2="17.51cm" svg:y2="13.012cm">
          <text:p/>
        </draw:line>
        <draw:line draw:style-name="gr3" draw:text-style-name="P4" draw:layer="layout" svg:x1="13.402cm" svg:y1="14.46cm" svg:x2="14.337cm" svg:y2="14.46cm">
          <text:p/>
        </draw:line>
        <draw:line draw:style-name="gr3" draw:text-style-name="P4" draw:layer="layout" svg:x1="13.403cm" svg:y1="16.26cm" svg:x2="17.51cm" svg:y2="16.24cm">
          <text:p/>
        </draw:line>
        <draw:line draw:style-name="gr3" draw:text-style-name="P4" draw:layer="layout" svg:x1="12.501cm" svg:y1="10.46cm" svg:x2="13.436cm" svg:y2="10.46cm">
          <text:p/>
        </draw:line>
        <draw:line draw:style-name="gr4" draw:text-style-name="P4" draw:layer="layout" svg:x1="9.89cm" svg:y1="2.905cm" svg:x2="3.54cm" svg:y2="11.16cm">
          <text:p/>
        </draw:line>
        <draw:line draw:style-name="gr4" draw:text-style-name="P4" draw:layer="layout" svg:x1="9.89cm" svg:y1="6.715cm" svg:x2="4.175cm" svg:y2="11.16cm">
          <text:p/>
        </draw:line>
        <draw:line draw:style-name="gr4" draw:text-style-name="P4" draw:layer="layout" svg:x1="9.89cm" svg:y1="21.955cm" svg:x2="4.175cm" svg:y2="14.97cm">
          <text:p/>
        </draw:line>
        <draw:line draw:style-name="gr4" draw:text-style-name="P4" draw:layer="layout" svg:x1="9.89cm" svg:y1="18.145cm" svg:x2="4.175cm" svg:y2="14.335cm">
          <text:p/>
        </draw:line>
        <draw:line draw:style-name="gr4" draw:text-style-name="P4" draw:layer="layout" svg:x1="9.89cm" svg:y1="15.605cm" svg:x2="4.81cm" svg:y2="13.7cm">
          <text:p/>
        </draw:line>
        <draw:line draw:style-name="gr4" draw:text-style-name="P4" draw:layer="layout" svg:x1="8.62cm" svg:y1="10.525cm" svg:x2="4.81cm" svg:y2="12.43cm">
          <text:p/>
        </draw:line>
        <draw:circle draw:style-name="gr5" draw:text-style-name="P5" draw:layer="layout" svg:width="2.54cm" svg:height="2.54cm" svg:x="9.255cm" svg:y="4.81cm">
          <text:p text:style-name="P4"><text:span text:style-name="T3">View </text:span></text:p>
          <text:p text:style-name="P4"><text:span text:style-name="T3">Tier1</text:span><text:span text:style-name="T3"><text:line-break/></text:span><text:span text:style-name="T3">Charts</text:span></text:p>
        </draw:circle>
        <draw:circle draw:style-name="gr5" draw:text-style-name="P5" draw:layer="layout" svg:width="2.54cm" svg:height="2.54cm" svg:x="9.255cm" svg:y="1.635cm">
          <text:p text:style-name="P4"><text:span text:style-name="T2"><text:line-break/></text:span><text:span text:style-name="T4">Search </text:span><text:span text:style-name="T4"><text:line-break/></text:span><text:span text:style-name="T4">Adverse </text:span></text:p>
          <text:p text:style-name="P4"><text:span text:style-name="T4">Event </text:span><text:span text:style-name="T4"><text:line-break/></text:span><text:span text:style-name="T4">Reports</text:span><text:span text:style-name="T2"> </text:span></text:p>
          <text:p text:style-name="P4"><text:span text:style-name="T3"/></text:p>
        </draw:circle>
        <draw:ellipse draw:style-name="gr5" draw:text-style-name="P4" draw:layer="layout" svg:width="3.51cm" svg:height="2.74cm" svg:x="8.92cm" svg:y="14.275cm">
          <text:p text:style-name="P4">Search<text:line-break/><text:span text:style-name="T2">Raw Data</text:span></text:p>
        </draw:ellipse>
        <draw:circle draw:style-name="gr5" draw:text-style-name="P4" draw:layer="layout" svg:width="2.54cm" svg:height="2.54cm" svg:x="9.255cm" svg:y="17.51cm">
          <text:p text:style-name="P4">Sort</text:p>
          <text:p text:style-name="P4"><text:span text:style-name="T2">Raw Data</text:span></text:p>
        </draw:circle>
        <draw:circle draw:style-name="gr5" draw:text-style-name="P4" draw:layer="layout" svg:width="3.175cm" svg:height="3.175cm" svg:x="9.155cm" svg:y="20.685cm">
          <text:p text:style-name="P4">Export</text:p>
          <text:p text:style-name="P4"><text:span text:style-name="T2">from</text:span><text:span text:style-name="T2"><text:line-break/></text:span><text:span text:style-name="T2">Raw Data</text:span></text:p>
        </draw:circle>
        <draw:ellipse draw:style-name="gr5" draw:text-style-name="P5" draw:layer="layout" svg:width="4.445cm" svg:height="5.09cm" svg:x="8.62cm" svg:y="7.985cm">
          <text:p text:style-name="P4"><text:span text:style-name="T3">Zoom </text:span><text:span text:style-name="T3"><text:line-break/></text:span><text:span text:style-name="T3">focus </text:span><text:span text:style-name="T3"><text:line-break/></text:span><text:span text:style-name="T3">to a day's </text:span><text:span text:style-name="T3"><text:line-break/></text:span><text:span text:style-name="T3">adverse </text:span><text:span text:style-name="T3"><text:line-break/></text:span><text:span text:style-name="T3">events, </text:span><text:span text:style-name="T3"><text:line-break/></text:span><text:span text:style-name="T3">grouped </text:span><text:span text:style-name="T3"><text:line-break/></text:span><text:span text:style-name="T3">by 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5-06-24T13:00:39.60</meta:creation-date>
    <dc:date>2015-06-24T14:16:58.82</dc:date>
    <meta:editing-duration>PT35M24S</meta:editing-duration>
    <meta:editing-cycles>2</meta:editing-cycles>
    <meta:generator>LibreOffice/3.3$Win32 LibreOffice_project/330m19$Build-401</meta:generator>
    <meta:document-statistic meta:object-count="27"/>
  </office:meta>
</office:document-meta>
</file>